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17.84pt"/>
    </style:style>
    <style:style style:name="co4" style:family="table-column">
      <style:table-column-properties fo:break-before="auto" style:column-width="139.44pt"/>
    </style:style>
    <style:style style:name="co5" style:family="table-column">
      <style:table-column-properties fo:break-before="auto" style:column-width="102.39pt"/>
    </style:style>
    <style:style style:name="co6" style:family="table-column">
      <style:table-column-properties fo:break-before="auto" style:column-width="109.11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116.31pt"/>
    </style:style>
    <style:style style:name="co12" style:family="table-column">
      <style:table-column-properties fo:break-before="auto" style:column-width="108.54pt"/>
    </style:style>
    <style:style style:name="co13" style:family="table-column">
      <style:table-column-properties fo:break-before="auto" style:column-width="107.55pt"/>
    </style:style>
    <style:style style:name="co14" style:family="table-column">
      <style:table-column-properties fo:break-before="auto" style:column-width="90.54pt"/>
    </style:style>
    <style:style style:name="co15" style:family="table-column">
      <style:table-column-properties fo:break-before="auto" style:column-width="74.61pt"/>
    </style:style>
    <style:style style:name="co16" style:family="table-column">
      <style:table-column-properties fo:break-before="auto" style:column-width="78.21pt"/>
    </style:style>
    <style:style style:name="co17" style:family="table-column">
      <style:table-column-properties fo:break-before="auto" style:column-width="73.56pt"/>
    </style:style>
    <style:style style:name="co18" style:family="table-column">
      <style:table-column-properties fo:break-before="auto" style:column-width="143.55pt"/>
    </style:style>
    <style:style style:name="co19" style:family="table-column">
      <style:table-column-properties fo:break-before="auto" style:column-width="95.7pt"/>
    </style:style>
    <style:style style:name="co20" style:family="table-column">
      <style:table-column-properties fo:break-before="auto" style:column-width="115.74pt"/>
    </style:style>
    <style:style style:name="co21" style:family="table-column">
      <style:table-column-properties fo:break-before="auto" style:column-width="123.99pt"/>
    </style:style>
    <style:style style:name="co22" style:family="table-column">
      <style:table-column-properties fo:break-before="auto" style:column-width="84.39pt"/>
    </style:style>
    <style:style style:name="co23" style:family="table-column">
      <style:table-column-properties fo:break-before="auto" style:column-width="6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103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103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103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103">
      <style:table-cell-properties fo:border-bottom="none" fo:border-left="none" fo:border-right="none" fo:border-top="0.99pt solid #000000"/>
    </style:style>
    <style:style style:name="ce41" style:family="table-cell" style:parent-style-name="Pivot_20_Table_20_Value" style:data-style-name="N103"/>
    <style:style style:name="ce42" style:family="table-cell" style:parent-style-name="Pivot_20_Table_20_Value" style:data-style-name="N103">
      <style:table-cell-properties fo:border-bottom="2.01pt solid #000000" fo:border-left="none" fo:border-right="none" fo:border-top="none"/>
    </style:style>
    <style:style style:name="ce4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5" style:family="table-cell" style:parent-style-name="Pivot_20_Table_20_Value" style:data-style-name="N103">
      <style:table-cell-properties fo:border-bottom="none" fo:border-left="none" fo:border-right="2.01pt solid #000000" fo:border-top="0.99pt solid #000000"/>
    </style:style>
    <style:style style:name="ce46" style:family="table-cell" style:parent-style-name="Pivot_20_Table_20_Value" style:data-style-name="N103">
      <style:table-cell-properties fo:border-bottom="none" fo:border-left="none" fo:border-right="2.01pt solid #000000" fo:border-top="none"/>
    </style:style>
    <style:style style:name="ce47" style:family="table-cell" style:parent-style-name="Pivot_20_Table_20_Value" style:data-style-name="N103">
      <style:table-cell-properties fo:border-bottom="2.01pt solid #000000" fo:border-left="none" fo:border-right="2.01pt solid #000000" fo:border-top="none"/>
    </style:style>
    <style:style style:name="ce48" style:family="table-cell" style:parent-style-name="Default" style:data-style-name="N2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103">
      <style:table-cell-properties fo:border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11">
      <style:table-cell-properties fo:border-bottom="none" style:diagonal-bl-tr="none" style:diagonal-tl-br="none" fo:border-left="0.74pt solid #808080" fo:border-right="none" fo:border-top="0.74pt solid #808080"/>
    </style:style>
    <style:style style:name="ce24" style:family="table-cell" style:parent-style-name="Pivot_20_Table_20_Value" style:data-style-name="N11">
      <style:table-cell-properties fo:border-bottom="none" style:diagonal-bl-tr="none" style:diagonal-tl-br="none" fo:border-left="none" fo:border-right="none" fo:border-top="0.74pt solid #808080"/>
    </style:style>
    <style:style style:name="ce25" style:family="table-cell" style:parent-style-name="Pivot_20_Table_20_Value" style:data-style-name="N11">
      <style:table-cell-properties fo:border-bottom="none" style:diagonal-bl-tr="none" style:diagonal-tl-br="none" fo:border-left="none" fo:border-right="0.74pt solid #808080" fo:border-top="0.74pt solid 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llarsPerAgencyY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nacted Budget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65674835" calcext:value-type="currency">
            <text:p>$65,674,83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41241529" calcext:value-type="currency">
            <text:p>$41,241,52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3295208" calcext:value-type="currency">
            <text:p>$13,295,20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6177578" calcext:value-type="currency">
            <text:p>$6,177,57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15712464" calcext:value-type="currency">
            <text:p>$15,712,46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543364" calcext:value-type="currency">
            <text:p>$7,543,36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63506499" calcext:value-type="currency">
            <text:p>$63,506,4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HS Net Discretionary</text:p>
          </table:table-cell>
          <table:table-cell office:value-type="currency" office:currency="USD" office:value="39775208" calcext:value-type="currency">
            <text:p>$39,775,20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2804651" calcext:value-type="currency">
            <text:p>$12,804,65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6190953" calcext:value-type="currency">
            <text:p>$6,190,95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13053665" calcext:value-type="currency">
            <text:p>$13,053,66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377367" calcext:value-type="currency">
            <text:p>$7,377,36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60417017" calcext:value-type="currency">
            <text:p>$60,417,01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39893071" calcext:value-type="currency">
            <text:p>$39,893,07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2463893" calcext:value-type="currency">
            <text:p>$12,463,89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948161" calcext:value-type="currency">
            <text:p>$5,948,16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10869247" calcext:value-type="currency">
            <text:p>$10,869,24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420517" calcext:value-type="currency">
            <text:p>$7,420,51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59209964" calcext:value-type="currency">
            <text:p>$59,209,96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38121358" calcext:value-type="currency">
            <text:p>$38,121,35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1736990" calcext:value-type="currency">
            <text:p>$11,736,99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627660" calcext:value-type="currency">
            <text:p>$5,627,66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11865196" calcext:value-type="currency">
            <text:p>$11,865,19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193757" calcext:value-type="currency">
            <text:p>$7,193,757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59971487" calcext:value-type="currency">
            <text:p>$59,971,487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46381144" calcext:value-type="currency">
            <text:p>$46,381,144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1781438" calcext:value-type="currency">
            <text:p>$11,781,438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982977" calcext:value-type="currency">
            <text:p>$5,982,977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11638525" calcext:value-type="currency">
            <text:p>$11,638,52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855938" calcext:value-type="currency">
            <text:p>$7,855,938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54807277" calcext:value-type="currency">
            <text:p>$54,807,277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42206179" calcext:value-type="currency">
            <text:p>$42,206,179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1245410" calcext:value-type="currency">
            <text:p>$11,245,41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805420" calcext:value-type="currency">
            <text:p>$5,805,42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7073862" calcext:value-type="currency">
            <text:p>$7,073,862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687552" calcext:value-type="currency">
            <text:p>$7,687,55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56018032" calcext:value-type="currency">
            <text:p>$56,018,03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42456615" calcext:value-type="currency">
            <text:p>$42,456,61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1540501" calcext:value-type="currency">
            <text:p>$11,540,50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741752" calcext:value-type="currency">
            <text:p>$5,741,75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6200618" calcext:value-type="currency">
            <text:p>$6,200,618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7656066" calcext:value-type="currency">
            <text:p>$7,656,06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52709703" calcext:value-type="currency">
            <text:p>$52,709,70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40076342" calcext:value-type="currency">
            <text:p>$40,076,34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11250652" calcext:value-type="currency">
            <text:p>$11,250,65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968015" calcext:value-type="currency">
            <text:p>$5,968,01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5971159" calcext:value-type="currency">
            <text:p>$5,971,159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6992778" calcext:value-type="currency">
            <text:p>$6,992,77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47329664" calcext:value-type="currency">
            <text:p>$47,329,66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35065701" calcext:value-type="currency">
            <text:p>$35,065,70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9285001" calcext:value-type="currency">
            <text:p>$9,285,00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5054317" calcext:value-type="currency">
            <text:p>$5,054,317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5515178" calcext:value-type="currency">
            <text:p>$5,515,17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6809359" calcext:value-type="currency">
            <text:p>$6,809,359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42991930" calcext:value-type="currency">
            <text:p>$42,991,93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32380801" calcext:value-type="currency">
            <text:p>$32,380,80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7746259" calcext:value-type="currency">
            <text:p>$7,746,259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4696641" calcext:value-type="currency">
            <text:p>$4,696,64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4571716" calcext:value-type="currency">
            <text:p>$4,571,71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6329291" calcext:value-type="currency">
            <text:p>$6,329,29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HS Total</text:p>
          </table:table-cell>
          <table:table-cell table:style-name="ce2" office:value-type="currency" office:currency="USD" office:value="40420007" calcext:value-type="currency">
            <text:p>$40,420,007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HS Net Discretionary</text:p>
          </table:table-cell>
          <table:table-cell table:style-name="ce2" office:value-type="currency" office:currency="USD" office:value="30845620" calcext:value-type="currency">
            <text:p>$30,845,620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BP</text:p>
          </table:table-cell>
          <table:table-cell table:style-name="ce2" office:value-type="currency" office:currency="USD" office:value="7113495" calcext:value-type="currency">
            <text:p>$7,113,495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E</text:p>
          </table:table-cell>
          <table:table-cell table:style-name="ce2" office:value-type="currency" office:currency="USD" office:value="3866443" calcext:value-type="currency">
            <text:p>$3,866,443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EMA</text:p>
          </table:table-cell>
          <table:table-cell table:style-name="ce2" office:value-type="currency" office:currency="USD" office:value="4834744" calcext:value-type="currency">
            <text:p>$4,834,744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SA</text:p>
          </table:table-cell>
          <table:table-cell table:style-name="ce2" office:value-type="currency" office:currency="USD" office:value="6167014" calcext:value-type="currency">
            <text:p>$6,167,014</text:p>
          </table:table-cell>
        </table:table-row>
        <table:table-row table:style-name="ro1" table:number-rows-repeated="104850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votAgencyDollarsByYear" table:style-name="ta1">
        <table:table-column table:style-name="co4" table:default-cell-style-name="ce31"/>
        <table:table-column table:style-name="co5" table:default-cell-style-name="ce36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6"/>
        <table:table-row table:style-name="ro1">
          <table:table-cell table:style-name="ce28" office:value-type="string" calcext:value-type="string">
            <text:p>Enacted Budget per Year</text:p>
          </table:table-cell>
          <table:table-cell table:style-name="ce33" office:value-type="string" calcext:value-type="string">
            <text:p>Department</text:p>
          </table:table-cell>
          <table:table-cell table:style-name="ce38" table:number-columns-repeated="4"/>
          <table:table-cell table:style-name="ce43"/>
        </table:table-row>
        <table:table-row table:style-name="ro1">
          <table:table-cell table:style-name="ce29" office:value-type="string" calcext:value-type="string">
            <text:p>Year</text:p>
          </table:table-cell>
          <table:table-cell table:style-name="ce34" office:value-type="string" calcext:value-type="string">
            <text:p>CBP</text:p>
          </table:table-cell>
          <table:table-cell table:style-name="ce39" office:value-type="string" calcext:value-type="string">
            <text:p>DHS Net Discretionary</text:p>
          </table:table-cell>
          <table:table-cell table:style-name="ce39" office:value-type="string" calcext:value-type="string">
            <text:p>DHS Total</text:p>
          </table:table-cell>
          <table:table-cell table:style-name="ce39" office:value-type="string" calcext:value-type="string">
            <text:p>FEMA</text:p>
          </table:table-cell>
          <table:table-cell table:style-name="ce39" office:value-type="string" calcext:value-type="string">
            <text:p>ICE</text:p>
          </table:table-cell>
          <table:table-cell table:style-name="ce44" office:value-type="string" calcext:value-type="string">
            <text:p>TSA</text:p>
          </table:table-cell>
        </table:table-row>
        <table:table-row table:style-name="ro1">
          <table:table-cell table:style-name="ce30" office:value-type="float" office:value="2008" calcext:value-type="float">
            <text:p>2008</text:p>
          </table:table-cell>
          <table:table-cell table:style-name="ce35" office:value-type="currency" office:currency="USD" office:value="7113495" calcext:value-type="currency">
            <text:p>$7,113,495</text:p>
          </table:table-cell>
          <table:table-cell table:style-name="ce40" office:value-type="currency" office:currency="USD" office:value="30845620" calcext:value-type="currency">
            <text:p>$30,845,620</text:p>
          </table:table-cell>
          <table:table-cell table:style-name="ce40" office:value-type="currency" office:currency="USD" office:value="40420007" calcext:value-type="currency">
            <text:p>$40,420,007</text:p>
          </table:table-cell>
          <table:table-cell table:style-name="ce40" office:value-type="currency" office:currency="USD" office:value="4834744" calcext:value-type="currency">
            <text:p>$4,834,744</text:p>
          </table:table-cell>
          <table:table-cell table:style-name="ce40" office:value-type="currency" office:currency="USD" office:value="3866443" calcext:value-type="currency">
            <text:p>$3,866,443</text:p>
          </table:table-cell>
          <table:table-cell table:style-name="ce45" office:value-type="currency" office:currency="USD" office:value="6167014" calcext:value-type="currency">
            <text:p>$6,167,0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currency" office:currency="USD" office:value="7746259" calcext:value-type="currency">
            <text:p>$7,746,259</text:p>
          </table:table-cell>
          <table:table-cell office:value-type="currency" office:currency="USD" office:value="32380801" calcext:value-type="currency">
            <text:p>$32,380,801</text:p>
          </table:table-cell>
          <table:table-cell office:value-type="currency" office:currency="USD" office:value="42991930" calcext:value-type="currency">
            <text:p>$42,991,930</text:p>
          </table:table-cell>
          <table:table-cell office:value-type="currency" office:currency="USD" office:value="4571716" calcext:value-type="currency">
            <text:p>$4,571,716</text:p>
          </table:table-cell>
          <table:table-cell office:value-type="currency" office:currency="USD" office:value="4696641" calcext:value-type="currency">
            <text:p>$4,696,641</text:p>
          </table:table-cell>
          <table:table-cell office:value-type="currency" office:currency="USD" office:value="6329291" calcext:value-type="currency">
            <text:p>$6,329,29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currency" office:currency="USD" office:value="9285001" calcext:value-type="currency">
            <text:p>$9,285,001</text:p>
          </table:table-cell>
          <table:table-cell office:value-type="currency" office:currency="USD" office:value="35065701" calcext:value-type="currency">
            <text:p>$35,065,701</text:p>
          </table:table-cell>
          <table:table-cell office:value-type="currency" office:currency="USD" office:value="47329664" calcext:value-type="currency">
            <text:p>$47,329,664</text:p>
          </table:table-cell>
          <table:table-cell office:value-type="currency" office:currency="USD" office:value="5515178" calcext:value-type="currency">
            <text:p>$5,515,178</text:p>
          </table:table-cell>
          <table:table-cell office:value-type="currency" office:currency="USD" office:value="5054317" calcext:value-type="currency">
            <text:p>$5,054,317</text:p>
          </table:table-cell>
          <table:table-cell office:value-type="currency" office:currency="USD" office:value="6809359" calcext:value-type="currency">
            <text:p>$6,809,3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currency" office:currency="USD" office:value="11250652" calcext:value-type="currency">
            <text:p>$11,250,652</text:p>
          </table:table-cell>
          <table:table-cell office:value-type="currency" office:currency="USD" office:value="40076342" calcext:value-type="currency">
            <text:p>$40,076,342</text:p>
          </table:table-cell>
          <table:table-cell office:value-type="currency" office:currency="USD" office:value="52709703" calcext:value-type="currency">
            <text:p>$52,709,703</text:p>
          </table:table-cell>
          <table:table-cell office:value-type="currency" office:currency="USD" office:value="5971159" calcext:value-type="currency">
            <text:p>$5,971,159</text:p>
          </table:table-cell>
          <table:table-cell office:value-type="currency" office:currency="USD" office:value="5968015" calcext:value-type="currency">
            <text:p>$5,968,015</text:p>
          </table:table-cell>
          <table:table-cell office:value-type="currency" office:currency="USD" office:value="6992778" calcext:value-type="currency">
            <text:p>$6,992,7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currency" office:currency="USD" office:value="11540501" calcext:value-type="currency">
            <text:p>$11,540,501</text:p>
          </table:table-cell>
          <table:table-cell office:value-type="currency" office:currency="USD" office:value="42456615" calcext:value-type="currency">
            <text:p>$42,456,615</text:p>
          </table:table-cell>
          <table:table-cell office:value-type="currency" office:currency="USD" office:value="56018032" calcext:value-type="currency">
            <text:p>$56,018,032</text:p>
          </table:table-cell>
          <table:table-cell office:value-type="currency" office:currency="USD" office:value="6200618" calcext:value-type="currency">
            <text:p>$6,200,618</text:p>
          </table:table-cell>
          <table:table-cell office:value-type="currency" office:currency="USD" office:value="5741752" calcext:value-type="currency">
            <text:p>$5,741,752</text:p>
          </table:table-cell>
          <table:table-cell office:value-type="currency" office:currency="USD" office:value="7656066" calcext:value-type="currency">
            <text:p>$7,656,06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currency" office:currency="USD" office:value="11245410" calcext:value-type="currency">
            <text:p>$11,245,410</text:p>
          </table:table-cell>
          <table:table-cell office:value-type="currency" office:currency="USD" office:value="42206179" calcext:value-type="currency">
            <text:p>$42,206,179</text:p>
          </table:table-cell>
          <table:table-cell office:value-type="currency" office:currency="USD" office:value="54807277" calcext:value-type="currency">
            <text:p>$54,807,277</text:p>
          </table:table-cell>
          <table:table-cell office:value-type="currency" office:currency="USD" office:value="7073862" calcext:value-type="currency">
            <text:p>$7,073,862</text:p>
          </table:table-cell>
          <table:table-cell office:value-type="currency" office:currency="USD" office:value="5805420" calcext:value-type="currency">
            <text:p>$5,805,420</text:p>
          </table:table-cell>
          <table:table-cell office:value-type="currency" office:currency="USD" office:value="7687552" calcext:value-type="currency">
            <text:p>$7,687,5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currency" office:currency="USD" office:value="11781438" calcext:value-type="currency">
            <text:p>$11,781,438</text:p>
          </table:table-cell>
          <table:table-cell office:value-type="currency" office:currency="USD" office:value="46381144" calcext:value-type="currency">
            <text:p>$46,381,144</text:p>
          </table:table-cell>
          <table:table-cell office:value-type="currency" office:currency="USD" office:value="59971487" calcext:value-type="currency">
            <text:p>$59,971,487</text:p>
          </table:table-cell>
          <table:table-cell office:value-type="currency" office:currency="USD" office:value="11638525" calcext:value-type="currency">
            <text:p>$11,638,525</text:p>
          </table:table-cell>
          <table:table-cell office:value-type="currency" office:currency="USD" office:value="5982977" calcext:value-type="currency">
            <text:p>$5,982,977</text:p>
          </table:table-cell>
          <table:table-cell office:value-type="currency" office:currency="USD" office:value="7855938" calcext:value-type="currency">
            <text:p>$7,855,9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currency" office:currency="USD" office:value="11736990" calcext:value-type="currency">
            <text:p>$11,736,990</text:p>
          </table:table-cell>
          <table:table-cell office:value-type="currency" office:currency="USD" office:value="38121358" calcext:value-type="currency">
            <text:p>$38,121,358</text:p>
          </table:table-cell>
          <table:table-cell office:value-type="currency" office:currency="USD" office:value="59209964" calcext:value-type="currency">
            <text:p>$59,209,964</text:p>
          </table:table-cell>
          <table:table-cell office:value-type="currency" office:currency="USD" office:value="11865196" calcext:value-type="currency">
            <text:p>$11,865,196</text:p>
          </table:table-cell>
          <table:table-cell office:value-type="currency" office:currency="USD" office:value="5627660" calcext:value-type="currency">
            <text:p>$5,627,660</text:p>
          </table:table-cell>
          <table:table-cell office:value-type="currency" office:currency="USD" office:value="7193757" calcext:value-type="currency">
            <text:p>$7,193,7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currency" office:currency="USD" office:value="12463893" calcext:value-type="currency">
            <text:p>$12,463,893</text:p>
          </table:table-cell>
          <table:table-cell office:value-type="currency" office:currency="USD" office:value="39893071" calcext:value-type="currency">
            <text:p>$39,893,071</text:p>
          </table:table-cell>
          <table:table-cell office:value-type="currency" office:currency="USD" office:value="60417017" calcext:value-type="currency">
            <text:p>$60,417,017</text:p>
          </table:table-cell>
          <table:table-cell office:value-type="currency" office:currency="USD" office:value="10869247" calcext:value-type="currency">
            <text:p>$10,869,247</text:p>
          </table:table-cell>
          <table:table-cell office:value-type="currency" office:currency="USD" office:value="5948161" calcext:value-type="currency">
            <text:p>$5,948,161</text:p>
          </table:table-cell>
          <table:table-cell office:value-type="currency" office:currency="USD" office:value="7420517" calcext:value-type="currency">
            <text:p>$7,420,5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currency" office:currency="USD" office:value="12804651" calcext:value-type="currency">
            <text:p>$12,804,651</text:p>
          </table:table-cell>
          <table:table-cell office:value-type="currency" office:currency="USD" office:value="39775208" calcext:value-type="currency">
            <text:p>$39,775,208</text:p>
          </table:table-cell>
          <table:table-cell office:value-type="currency" office:currency="USD" office:value="63506499" calcext:value-type="currency">
            <text:p>$63,506,499</text:p>
          </table:table-cell>
          <table:table-cell office:value-type="currency" office:currency="USD" office:value="13053665" calcext:value-type="currency">
            <text:p>$13,053,665</text:p>
          </table:table-cell>
          <table:table-cell office:value-type="currency" office:currency="USD" office:value="6190953" calcext:value-type="currency">
            <text:p>$6,190,953</text:p>
          </table:table-cell>
          <table:table-cell office:value-type="currency" office:currency="USD" office:value="7377367" calcext:value-type="currency">
            <text:p>$7,377,367</text:p>
          </table:table-cell>
        </table:table-row>
        <table:table-row table:style-name="ro1">
          <table:table-cell table:style-name="ce32" office:value-type="float" office:value="2018" calcext:value-type="float">
            <text:p>2018</text:p>
          </table:table-cell>
          <table:table-cell table:style-name="ce37" office:value-type="currency" office:currency="USD" office:value="13295208" calcext:value-type="currency">
            <text:p>$13,295,208</text:p>
          </table:table-cell>
          <table:table-cell table:style-name="ce42" office:value-type="currency" office:currency="USD" office:value="41241529" calcext:value-type="currency">
            <text:p>$41,241,529</text:p>
          </table:table-cell>
          <table:table-cell table:style-name="ce42" office:value-type="currency" office:currency="USD" office:value="65674835" calcext:value-type="currency">
            <text:p>$65,674,835</text:p>
          </table:table-cell>
          <table:table-cell table:style-name="ce42" office:value-type="currency" office:currency="USD" office:value="15712464" calcext:value-type="currency">
            <text:p>$15,712,464</text:p>
          </table:table-cell>
          <table:table-cell table:style-name="ce42" office:value-type="currency" office:currency="USD" office:value="6177578" calcext:value-type="currency">
            <text:p>$6,177,578</text:p>
          </table:table-cell>
          <table:table-cell table:style-name="ce47" office:value-type="currency" office:currency="USD" office:value="7543364" calcext:value-type="currency">
            <text:p>$7,543,364</text:p>
          </table:table-cell>
        </table:table-row>
      </table:table>
      <table:table table:name="Deflator" table:style-name="ta1">
        <table:table-column table:style-name="co1" table:default-cell-style-name="Default"/>
        <table:table-column table:style-name="co1" table:default-cell-style-name="ce48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Deflator</text:p>
          </table:table-cell>
          <table:table-cell office:value-type="string" calcext:value-type="string">
            <text:p>GDB Deflator Floa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4.99" calcext:value-type="float">
            <text:p>94.99</text:p>
          </table:table-cell>
          <table:table-cell table:formula="of:=[.B2]/100" office:value-type="float" office:value="0.9499" calcext:value-type="float">
            <text:p>0.94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5.26" calcext:value-type="float">
            <text:p>95.26</text:p>
          </table:table-cell>
          <table:table-cell table:formula="of:=[.B3]/100" office:value-type="float" office:value="0.9526" calcext:value-type="float">
            <text:p>0.952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6.76" calcext:value-type="float">
            <text:p>96.76</text:p>
          </table:table-cell>
          <table:table-cell table:formula="of:=[.B4]/100" office:value-type="float" office:value="0.9676" calcext:value-type="float">
            <text:p>0.96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8.7" calcext:value-type="float">
            <text:p>98.70</text:p>
          </table:table-cell>
          <table:table-cell table:formula="of:=[.B5]/100"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0.74" calcext:value-type="float">
            <text:p>100.74</text:p>
          </table:table-cell>
          <table:table-cell table:formula="of:=[.B6]/100" office:value-type="float" office:value="1.0074" calcext:value-type="float">
            <text:p>1.00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2.52" calcext:value-type="float">
            <text:p>102.52</text:p>
          </table:table-cell>
          <table:table-cell table:formula="of:=[.B7]/100" office:value-type="float" office:value="1.0252" calcext:value-type="float">
            <text:p>1.0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4.23" calcext:value-type="float">
            <text:p>104.23</text:p>
          </table:table-cell>
          <table:table-cell table:formula="of:=[.B8]/100" office:value-type="float" office:value="1.0423" calcext:value-type="float">
            <text:p>1.04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5.15" calcext:value-type="float">
            <text:p>105.15</text:p>
          </table:table-cell>
          <table:table-cell table:formula="of:=[.B9]/100" office:value-type="float" office:value="1.0515" calcext:value-type="float">
            <text:p>1.05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6.72" calcext:value-type="float">
            <text:p>106.72</text:p>
          </table:table-cell>
          <table:table-cell table:formula="of:=[.B10]/100" office:value-type="float" office:value="1.0672" calcext:value-type="float">
            <text:p>1.06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.82" calcext:value-type="float">
            <text:p>108.82</text:p>
          </table:table-cell>
          <table:table-cell table:formula="of:=[.B11]/100" office:value-type="float" office:value="1.0882" calcext:value-type="float">
            <text:p>1.08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0.68" calcext:value-type="float">
            <text:p>110.68</text:p>
          </table:table-cell>
          <table:table-cell table:formula="of:=[.B12]/100" office:value-type="float" office:value="1.1068" calcext:value-type="float">
            <text:p>1.1068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flatedDollarsPerYear" table:style-name="ta1">
        <table:table-column table:style-name="co11" table:default-cell-style-name="ce51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row table:style-name="ro1">
          <table:table-cell table:style-name="ce3" office:value-type="string" calcext:value-type="string">
            <text:p>Deflated Budget per Year</text:p>
          </table:table-cell>
          <table:table-cell table:style-name="ce8" office:value-type="string" calcext:value-type="string">
            <text:p>Department</text:p>
          </table:table-cell>
          <table:table-cell table:style-name="ce13" table:number-columns-repeated="4"/>
          <table:table-cell table:style-name="ce18"/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9" office:value-type="string" calcext:value-type="string">
            <text:p>CBP</text:p>
          </table:table-cell>
          <table:table-cell table:style-name="ce14" office:value-type="string" calcext:value-type="string">
            <text:p>DHS Net Discretionary</text:p>
          </table:table-cell>
          <table:table-cell table:style-name="ce14" office:value-type="string" calcext:value-type="string">
            <text:p>DHS Total</text:p>
          </table:table-cell>
          <table:table-cell table:style-name="ce14" office:value-type="string" calcext:value-type="string">
            <text:p>FEMA</text:p>
          </table:table-cell>
          <table:table-cell table:style-name="ce14" office:value-type="string" calcext:value-type="string">
            <text:p>ICE</text:p>
          </table:table-cell>
          <table:table-cell table:style-name="ce19" office:value-type="string" calcext:value-type="string">
            <text:p>TS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$PivotAgencyDollarsByYear.$B3]/[$Deflator.$C2]" office:value-type="currency" office:currency="USD" office:value="7488677.75555322" calcext:value-type="currency">
            <text:p>$7,488,678</text:p>
          </table:table-cell>
          <table:table-cell table:formula="of:=[$PivotAgencyDollarsByYear.$C3]/[$Deflator.$C2]" office:value-type="currency" office:currency="USD" office:value="32472491.8412464" calcext:value-type="currency">
            <text:p>$32,472,492</text:p>
          </table:table-cell>
          <table:table-cell table:formula="of:=[$PivotAgencyDollarsByYear.$D3]/[$Deflator.$C2]" office:value-type="currency" office:currency="USD" office:value="42551854.9320981" calcext:value-type="currency">
            <text:p>$42,551,855</text:p>
          </table:table-cell>
          <table:table-cell table:formula="of:=[$PivotAgencyDollarsByYear.$E3]/[$Deflator.$C2]" office:value-type="currency" office:currency="USD" office:value="5089739.9726287" calcext:value-type="currency">
            <text:p>$5,089,740</text:p>
          </table:table-cell>
          <table:table-cell table:formula="of:=[$PivotAgencyDollarsByYear.$F3]/[$Deflator.$C2]" office:value-type="currency" office:currency="USD" office:value="4070368.45983788" calcext:value-type="currency">
            <text:p>$4,070,368</text:p>
          </table:table-cell>
          <table:table-cell table:formula="of:=[$PivotAgencyDollarsByYear.$G3]/[$Deflator.$C2]" office:value-type="currency" office:currency="USD" office:value="6492277.08179808" calcext:value-type="currency">
            <text:p>$6,492,27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$PivotAgencyDollarsByYear.$B4]/[$Deflator.$C3]" office:value-type="currency" office:currency="USD" office:value="8131701.65861852" calcext:value-type="currency">
            <text:p>$8,131,702</text:p>
          </table:table-cell>
          <table:table-cell table:formula="of:=[$PivotAgencyDollarsByYear.$C4]/[$Deflator.$C3]" office:value-type="currency" office:currency="USD" office:value="33992022.8847365" calcext:value-type="currency">
            <text:p>$33,992,023</text:p>
          </table:table-cell>
          <table:table-cell table:formula="of:=[$PivotAgencyDollarsByYear.$D4]/[$Deflator.$C3]" office:value-type="currency" office:currency="USD" office:value="45131146.3363426" calcext:value-type="currency">
            <text:p>$45,131,146</text:p>
          </table:table-cell>
          <table:table-cell table:formula="of:=[$PivotAgencyDollarsByYear.$E4]/[$Deflator.$C3]" office:value-type="currency" office:currency="USD" office:value="4799197.98446357" calcext:value-type="currency">
            <text:p>$4,799,198</text:p>
          </table:table-cell>
          <table:table-cell table:formula="of:=[$PivotAgencyDollarsByYear.$F4]/[$Deflator.$C3]" office:value-type="currency" office:currency="USD" office:value="4930339.07201344" calcext:value-type="currency">
            <text:p>$4,930,339</text:p>
          </table:table-cell>
          <table:table-cell table:formula="of:=[$PivotAgencyDollarsByYear.$G4]/[$Deflator.$C3]" office:value-type="currency" office:currency="USD" office:value="6644227.37770313" calcext:value-type="currency">
            <text:p>$6,644,2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PivotAgencyDollarsByYear.$B5]/[$Deflator.$C4]" office:value-type="currency" office:currency="USD" office:value="9595908.43323688" calcext:value-type="currency">
            <text:p>$9,595,908</text:p>
          </table:table-cell>
          <table:table-cell table:formula="of:=[$PivotAgencyDollarsByYear.$C5]/[$Deflator.$C4]" office:value-type="currency" office:currency="USD" office:value="36239872.8813559" calcext:value-type="currency">
            <text:p>$36,239,873</text:p>
          </table:table-cell>
          <table:table-cell table:formula="of:=[$PivotAgencyDollarsByYear.$D5]/[$Deflator.$C4]" office:value-type="currency" office:currency="USD" office:value="48914493.5923935" calcext:value-type="currency">
            <text:p>$48,914,494</text:p>
          </table:table-cell>
          <table:table-cell table:formula="of:=[$PivotAgencyDollarsByYear.$E5]/[$Deflator.$C4]" office:value-type="currency" office:currency="USD" office:value="5699853.24514262" calcext:value-type="currency">
            <text:p>$5,699,853</text:p>
          </table:table-cell>
          <table:table-cell table:formula="of:=[$PivotAgencyDollarsByYear.$F5]/[$Deflator.$C4]" office:value-type="currency" office:currency="USD" office:value="5223560.35551881" calcext:value-type="currency">
            <text:p>$5,223,560</text:p>
          </table:table-cell>
          <table:table-cell table:formula="of:=[$PivotAgencyDollarsByYear.$G5]/[$Deflator.$C4]" office:value-type="currency" office:currency="USD" office:value="7037369.7809012" calcext:value-type="currency">
            <text:p>$7,037,37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$PivotAgencyDollarsByYear.$B6]/[$Deflator.$C5]" office:value-type="currency" office:currency="USD" office:value="11398836.8794326" calcext:value-type="currency">
            <text:p>$11,398,837</text:p>
          </table:table-cell>
          <table:table-cell table:formula="of:=[$PivotAgencyDollarsByYear.$C6]/[$Deflator.$C5]" office:value-type="currency" office:currency="USD" office:value="40604196.5552178" calcext:value-type="currency">
            <text:p>$40,604,197</text:p>
          </table:table-cell>
          <table:table-cell table:formula="of:=[$PivotAgencyDollarsByYear.$D6]/[$Deflator.$C5]" office:value-type="currency" office:currency="USD" office:value="53403954.4072948" calcext:value-type="currency">
            <text:p>$53,403,954</text:p>
          </table:table-cell>
          <table:table-cell table:formula="of:=[$PivotAgencyDollarsByYear.$E6]/[$Deflator.$C5]" office:value-type="currency" office:currency="USD" office:value="6049806.48429585" calcext:value-type="currency">
            <text:p>$6,049,806</text:p>
          </table:table-cell>
          <table:table-cell table:formula="of:=[$PivotAgencyDollarsByYear.$F6]/[$Deflator.$C5]" office:value-type="currency" office:currency="USD" office:value="6046621.0739615" calcext:value-type="currency">
            <text:p>$6,046,621</text:p>
          </table:table-cell>
          <table:table-cell table:formula="of:=[$PivotAgencyDollarsByYear.$G6]/[$Deflator.$C5]" office:value-type="currency" office:currency="USD" office:value="7084881.45896657" calcext:value-type="currency">
            <text:p>$7,084,88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$PivotAgencyDollarsByYear.$B7]/[$Deflator.$C6]" office:value-type="currency" office:currency="USD" office:value="11455728.6082986" calcext:value-type="currency">
            <text:p>$11,455,729</text:p>
          </table:table-cell>
          <table:table-cell table:formula="of:=[$PivotAgencyDollarsByYear.$C7]/[$Deflator.$C6]" office:value-type="currency" office:currency="USD" office:value="42144743.8951757" calcext:value-type="currency">
            <text:p>$42,144,744</text:p>
          </table:table-cell>
          <table:table-cell table:formula="of:=[$PivotAgencyDollarsByYear.$D7]/[$Deflator.$C6]" office:value-type="currency" office:currency="USD" office:value="55606543.5775263" calcext:value-type="currency">
            <text:p>$55,606,544</text:p>
          </table:table-cell>
          <table:table-cell table:formula="of:=[$PivotAgencyDollarsByYear.$E7]/[$Deflator.$C6]" office:value-type="currency" office:currency="USD" office:value="6155070.4784594" calcext:value-type="currency">
            <text:p>$6,155,070</text:p>
          </table:table-cell>
          <table:table-cell table:formula="of:=[$PivotAgencyDollarsByYear.$F7]/[$Deflator.$C6]" office:value-type="currency" office:currency="USD" office:value="5699575.14393488" calcext:value-type="currency">
            <text:p>$5,699,575</text:p>
          </table:table-cell>
          <table:table-cell table:formula="of:=[$PivotAgencyDollarsByYear.$G7]/[$Deflator.$C6]" office:value-type="currency" office:currency="USD" office:value="7599827.27814175" calcext:value-type="currency">
            <text:p>$7,599,8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$PivotAgencyDollarsByYear.$B8]/[$Deflator.$C7]" office:value-type="currency" office:currency="USD" office:value="10968991.416309" calcext:value-type="currency">
            <text:p>$10,968,991</text:p>
          </table:table-cell>
          <table:table-cell table:formula="of:=[$PivotAgencyDollarsByYear.$C8]/[$Deflator.$C7]" office:value-type="currency" office:currency="USD" office:value="41168727.0776434" calcext:value-type="currency">
            <text:p>$41,168,727</text:p>
          </table:table-cell>
          <table:table-cell table:formula="of:=[$PivotAgencyDollarsByYear.$D8]/[$Deflator.$C7]" office:value-type="currency" office:currency="USD" office:value="53460082.9106516" calcext:value-type="currency">
            <text:p>$53,460,083</text:p>
          </table:table-cell>
          <table:table-cell table:formula="of:=[$PivotAgencyDollarsByYear.$E8]/[$Deflator.$C7]" office:value-type="currency" office:currency="USD" office:value="6899982.44245025" calcext:value-type="currency">
            <text:p>$6,899,982</text:p>
          </table:table-cell>
          <table:table-cell table:formula="of:=[$PivotAgencyDollarsByYear.$F8]/[$Deflator.$C7]" office:value-type="currency" office:currency="USD" office:value="5662719.46937183" calcext:value-type="currency">
            <text:p>$5,662,719</text:p>
          </table:table-cell>
          <table:table-cell table:formula="of:=[$PivotAgencyDollarsByYear.$G8]/[$Deflator.$C7]" office:value-type="currency" office:currency="USD" office:value="7498587.59266485" calcext:value-type="currency">
            <text:p>$7,498,58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PivotAgencyDollarsByYear.$B9]/[$Deflator.$C8]" office:value-type="currency" office:currency="USD" office:value="11303308.0686942" calcext:value-type="currency">
            <text:p>$11,303,308</text:p>
          </table:table-cell>
          <table:table-cell table:formula="of:=[$PivotAgencyDollarsByYear.$C9]/[$Deflator.$C8]" office:value-type="currency" office:currency="USD" office:value="44498842.9434904" calcext:value-type="currency">
            <text:p>$44,498,843</text:p>
          </table:table-cell>
          <table:table-cell table:formula="of:=[$PivotAgencyDollarsByYear.$D9]/[$Deflator.$C8]" office:value-type="currency" office:currency="USD" office:value="57537644.6320637" calcext:value-type="currency">
            <text:p>$57,537,645</text:p>
          </table:table-cell>
          <table:table-cell table:formula="of:=[$PivotAgencyDollarsByYear.$E9]/[$Deflator.$C8]" office:value-type="currency" office:currency="USD" office:value="11166194.9534683" calcext:value-type="currency">
            <text:p>$11,166,195</text:p>
          </table:table-cell>
          <table:table-cell table:formula="of:=[$PivotAgencyDollarsByYear.$F9]/[$Deflator.$C8]" office:value-type="currency" office:currency="USD" office:value="5740167.89791807" calcext:value-type="currency">
            <text:p>$5,740,168</text:p>
          </table:table-cell>
          <table:table-cell table:formula="of:=[$PivotAgencyDollarsByYear.$G9]/[$Deflator.$C8]" office:value-type="currency" office:currency="USD" office:value="7537117.91230932" calcext:value-type="currency">
            <text:p>$7,537,11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PivotAgencyDollarsByYear.$B10]/[$Deflator.$C9]" office:value-type="currency" office:currency="USD" office:value="11162139.8002853" calcext:value-type="currency">
            <text:p>$11,162,140</text:p>
          </table:table-cell>
          <table:table-cell table:formula="of:=[$PivotAgencyDollarsByYear.$C10]/[$Deflator.$C9]" office:value-type="currency" office:currency="USD" office:value="36254263.4331907" calcext:value-type="currency">
            <text:p>$36,254,263</text:p>
          </table:table-cell>
          <table:table-cell table:formula="of:=[$PivotAgencyDollarsByYear.$D10]/[$Deflator.$C9]" office:value-type="currency" office:currency="USD" office:value="56309999.0489776" calcext:value-type="currency">
            <text:p>$56,309,999</text:p>
          </table:table-cell>
          <table:table-cell table:formula="of:=[$PivotAgencyDollarsByYear.$E10]/[$Deflator.$C9]" office:value-type="currency" office:currency="USD" office:value="11284066.5715644" calcext:value-type="currency">
            <text:p>$11,284,067</text:p>
          </table:table-cell>
          <table:table-cell table:formula="of:=[$PivotAgencyDollarsByYear.$F10]/[$Deflator.$C9]" office:value-type="currency" office:currency="USD" office:value="5352030.43271517" calcext:value-type="currency">
            <text:p>$5,352,030</text:p>
          </table:table-cell>
          <table:table-cell table:formula="of:=[$PivotAgencyDollarsByYear.$G10]/[$Deflator.$C9]" office:value-type="currency" office:currency="USD" office:value="6841423.68045649" calcext:value-type="currency">
            <text:p>$6,841,4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$PivotAgencyDollarsByYear.$B11]/[$Deflator.$C10]" office:value-type="currency" office:currency="USD" office:value="11679060.1574213" calcext:value-type="currency">
            <text:p>$11,679,060</text:p>
          </table:table-cell>
          <table:table-cell table:formula="of:=[$PivotAgencyDollarsByYear.$C11]/[$Deflator.$C10]" office:value-type="currency" office:currency="USD" office:value="37381063.5307346" calcext:value-type="currency">
            <text:p>$37,381,064</text:p>
          </table:table-cell>
          <table:table-cell table:formula="of:=[$PivotAgencyDollarsByYear.$D11]/[$Deflator.$C10]" office:value-type="currency" office:currency="USD" office:value="56612647.113943" calcext:value-type="currency">
            <text:p>$56,612,647</text:p>
          </table:table-cell>
          <table:table-cell table:formula="of:=[$PivotAgencyDollarsByYear.$E11]/[$Deflator.$C10]" office:value-type="currency" office:currency="USD" office:value="10184826.6491754" calcext:value-type="currency">
            <text:p>$10,184,827</text:p>
          </table:table-cell>
          <table:table-cell table:formula="of:=[$PivotAgencyDollarsByYear.$F11]/[$Deflator.$C10]" office:value-type="currency" office:currency="USD" office:value="5573614.13043478" calcext:value-type="currency">
            <text:p>$5,573,614</text:p>
          </table:table-cell>
          <table:table-cell table:formula="of:=[$PivotAgencyDollarsByYear.$G11]/[$Deflator.$C10]" office:value-type="currency" office:currency="USD" office:value="6953258.05847077" calcext:value-type="currency">
            <text:p>$6,953,2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$PivotAgencyDollarsByYear.$B12]/[$Deflator.$C11]" office:value-type="currency" office:currency="USD" office:value="11766817.6805734" calcext:value-type="currency">
            <text:p>$11,766,818</text:p>
          </table:table-cell>
          <table:table-cell table:formula="of:=[$PivotAgencyDollarsByYear.$C12]/[$Deflator.$C11]" office:value-type="currency" office:currency="USD" office:value="36551376.5851865" calcext:value-type="currency">
            <text:p>$36,551,377</text:p>
          </table:table-cell>
          <table:table-cell table:formula="of:=[$PivotAgencyDollarsByYear.$D12]/[$Deflator.$C11]" office:value-type="currency" office:currency="USD" office:value="58359216.1367396" calcext:value-type="currency">
            <text:p>$58,359,216</text:p>
          </table:table-cell>
          <table:table-cell table:formula="of:=[$PivotAgencyDollarsByYear.$E12]/[$Deflator.$C11]" office:value-type="currency" office:currency="USD" office:value="11995648.7777982" calcext:value-type="currency">
            <text:p>$11,995,649</text:p>
          </table:table-cell>
          <table:table-cell table:formula="of:=[$PivotAgencyDollarsByYear.$F12]/[$Deflator.$C11]" office:value-type="currency" office:currency="USD" office:value="5689168.35140599" calcext:value-type="currency">
            <text:p>$5,689,168</text:p>
          </table:table-cell>
          <table:table-cell table:formula="of:=[$PivotAgencyDollarsByYear.$G12]/[$Deflator.$C11]" office:value-type="currency" office:currency="USD" office:value="6779421.98125345" calcext:value-type="currency">
            <text:p>$6,779,4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$PivotAgencyDollarsByYear.$B13]/[$Deflator.$C12]" office:value-type="currency" office:currency="USD" office:value="12012294.9042284" calcext:value-type="currency">
            <text:p>$12,012,295</text:p>
          </table:table-cell>
          <table:table-cell table:formula="of:=[$PivotAgencyDollarsByYear.$C13]/[$Deflator.$C12]" office:value-type="currency" office:currency="USD" office:value="37261952.4756053" calcext:value-type="currency">
            <text:p>$37,261,952</text:p>
          </table:table-cell>
          <table:table-cell table:formula="of:=[$PivotAgencyDollarsByYear.$D13]/[$Deflator.$C12]" office:value-type="currency" office:currency="USD" office:value="59337581.3155042" calcext:value-type="currency">
            <text:p>$59,337,581</text:p>
          </table:table-cell>
          <table:table-cell table:formula="of:=[$PivotAgencyDollarsByYear.$E13]/[$Deflator.$C12]" office:value-type="currency" office:currency="USD" office:value="14196299.2410553" calcext:value-type="currency">
            <text:p>$14,196,299</text:p>
          </table:table-cell>
          <table:table-cell table:formula="of:=[$PivotAgencyDollarsByYear.$F13]/[$Deflator.$C12]" office:value-type="currency" office:currency="USD" office:value="5581476.32815324" calcext:value-type="currency">
            <text:p>$5,581,476</text:p>
          </table:table-cell>
          <table:table-cell table:formula="of:=[$PivotAgencyDollarsByYear.$G13]/[$Deflator.$C12]" office:value-type="currency" office:currency="USD" office:value="6815471.62992411" calcext:value-type="currency">
            <text:p>$6,815,472</text:p>
          </table:table-cell>
        </table:table-row>
      </table:table>
      <table:table table:name="PercentMaxByYear" table:style-name="ta1">
        <table:shapes>
          <draw:frame draw:z-index="0" draw:style-name="gr1" draw:text-style-name="P1" svg:width="453.51pt" svg:height="255.09pt" svg:x="146.41pt" svg:y="2.8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ce51"/>
        <table:table-column table:style-name="co19" table:default-cell-style-name="ce23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1" table:default-cell-style-name="ce25"/>
        <table:table-row table:style-name="ro1">
          <table:table-cell table:style-name="ce28" office:value-type="string" calcext:value-type="string">
            <text:p>Enacted Budget per Year</text:p>
          </table:table-cell>
          <table:table-cell table:style-name="ce33" office:value-type="string" calcext:value-type="string">
            <text:p>Department</text:p>
          </table:table-cell>
          <table:table-cell table:style-name="ce38" table:number-columns-repeated="4"/>
          <table:table-cell table:style-name="ce43"/>
        </table:table-row>
        <table:table-row table:style-name="ro1">
          <table:table-cell table:style-name="ce29" office:value-type="string" calcext:value-type="string">
            <text:p>Year</text:p>
          </table:table-cell>
          <table:table-cell table:style-name="ce34" office:value-type="string" calcext:value-type="string">
            <text:p>CBP</text:p>
          </table:table-cell>
          <table:table-cell table:style-name="ce39" office:value-type="string" calcext:value-type="string">
            <text:p>DHS Net Discretionary</text:p>
          </table:table-cell>
          <table:table-cell table:style-name="ce39" office:value-type="string" calcext:value-type="string">
            <text:p>DHS Total</text:p>
          </table:table-cell>
          <table:table-cell table:style-name="ce39" office:value-type="string" calcext:value-type="string">
            <text:p>FEMA</text:p>
          </table:table-cell>
          <table:table-cell table:style-name="ce39" office:value-type="string" calcext:value-type="string">
            <text:p>ICE</text:p>
          </table:table-cell>
          <table:table-cell table:style-name="ce44" office:value-type="string" calcext:value-type="string">
            <text:p>TS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$DeflatedDollarsPerYear.B3]/MINA(DeflatedBudgetCBP)" office:value-type="percentage" office:value="1" calcext:value-type="percentage">
            <text:p>100.00%</text:p>
          </table:table-cell>
          <table:table-cell table:formula="of:=[$DeflatedDollarsPerYear.$C3]/MINA(DeflatedBudgetDHSNet)" office:value-type="percentage" office:value="1" calcext:value-type="percentage">
            <text:p>100.00%</text:p>
          </table:table-cell>
          <table:table-cell table:formula="of:=[$DeflatedDollarsPerYear.$D3]/MINA(DeflatedBudgetDHSTotal)" office:value-type="percentage" office:value="1" calcext:value-type="percentage">
            <text:p>100.00%</text:p>
          </table:table-cell>
          <table:table-cell table:formula="of:=[$DeflatedDollarsPerYear.E3]/MINA(DeflatedBudgetFEMA)" office:value-type="percentage" office:value="1.06053969623793" calcext:value-type="percentage">
            <text:p>106.05%</text:p>
          </table:table-cell>
          <table:table-cell table:formula="of:=[$DeflatedDollarsPerYear.F3]/MINA(DeflatedBudgetICE)" office:value-type="percentage" office:value="1" calcext:value-type="percentage">
            <text:p>100.00%</text:p>
          </table:table-cell>
          <table:table-cell table:formula="of:=[$DeflatedDollarsPerYear.$G3]/MINA(DeflatedBudgetTSA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$DeflatedDollarsPerYear.B4]/MINA(DeflatedBudgetCBP)" office:value-type="percentage" office:value="1.08586614674246" calcext:value-type="percentage">
            <text:p>108.59%</text:p>
          </table:table-cell>
          <table:table-cell table:formula="of:=[$DeflatedDollarsPerYear.$C4]/MINA(DeflatedBudgetDHSNet)" office:value-type="percentage" office:value="1.04679440835396" calcext:value-type="percentage">
            <text:p>104.68%</text:p>
          </table:table-cell>
          <table:table-cell table:formula="of:=[$DeflatedDollarsPerYear.$D4]/MINA(DeflatedBudgetDHSTotal)" office:value-type="percentage" office:value="1.06061525186999" calcext:value-type="percentage">
            <text:p>106.06%</text:p>
          </table:table-cell>
          <table:table-cell table:formula="of:=[$DeflatedDollarsPerYear.E4]/MINA(DeflatedBudgetFEMA)" office:value-type="percentage" office:value="1" calcext:value-type="percentage">
            <text:p>100.00%</text:p>
          </table:table-cell>
          <table:table-cell table:formula="of:=[$DeflatedDollarsPerYear.F4]/MINA(DeflatedBudgetICE)" office:value-type="percentage" office:value="1.21127586376045" calcext:value-type="percentage">
            <text:p>121.13%</text:p>
          </table:table-cell>
          <table:table-cell table:formula="of:=[$DeflatedDollarsPerYear.$G4]/MINA(DeflatedBudgetTSA)" office:value-type="percentage" office:value="1.02340477678179" calcext:value-type="percentage">
            <text:p>102.34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DeflatedDollarsPerYear.B5]/MINA(DeflatedBudgetCBP)" office:value-type="percentage" office:value="1.28138888418867" calcext:value-type="percentage">
            <text:p>128.14%</text:p>
          </table:table-cell>
          <table:table-cell table:formula="of:=[$DeflatedDollarsPerYear.$C5]/MINA(DeflatedBudgetDHSNet)" office:value-type="percentage" office:value="1.11601761449438" calcext:value-type="percentage">
            <text:p>111.60%</text:p>
          </table:table-cell>
          <table:table-cell table:formula="of:=[$DeflatedDollarsPerYear.$D5]/MINA(DeflatedBudgetDHSTotal)" office:value-type="percentage" office:value="1.14952670501553" calcext:value-type="percentage">
            <text:p>114.95%</text:p>
          </table:table-cell>
          <table:table-cell table:formula="of:=[$DeflatedDollarsPerYear.E5]/MINA(DeflatedBudgetFEMA)" office:value-type="percentage" office:value="1.18766786942209" calcext:value-type="percentage">
            <text:p>118.77%</text:p>
          </table:table-cell>
          <table:table-cell table:formula="of:=[$DeflatedDollarsPerYear.F5]/MINA(DeflatedBudgetICE)" office:value-type="percentage" office:value="1.28331388351188" calcext:value-type="percentage">
            <text:p>128.33%</text:p>
          </table:table-cell>
          <table:table-cell table:formula="of:=[$DeflatedDollarsPerYear.$G5]/MINA(DeflatedBudgetTSA)" office:value-type="percentage" office:value="1.08396017179109" calcext:value-type="percentage">
            <text:p>108.40%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$DeflatedDollarsPerYear.B6]/MINA(DeflatedBudgetCBP)" office:value-type="percentage" office:value="1.52214279363" calcext:value-type="percentage">
            <text:p>152.21%</text:p>
          </table:table-cell>
          <table:table-cell table:formula="of:=[$DeflatedDollarsPerYear.$C6]/MINA(DeflatedBudgetDHSNet)" office:value-type="percentage" office:value="1.25041825412494" calcext:value-type="percentage">
            <text:p>125.04%</text:p>
          </table:table-cell>
          <table:table-cell table:formula="of:=[$DeflatedDollarsPerYear.$D6]/MINA(DeflatedBudgetDHSTotal)" office:value-type="percentage" office:value="1.25503234800255" calcext:value-type="percentage">
            <text:p>125.50%</text:p>
          </table:table-cell>
          <table:table-cell table:formula="of:=[$DeflatedDollarsPerYear.E6]/MINA(DeflatedBudgetFEMA)" office:value-type="percentage" office:value="1.26058697804943" calcext:value-type="percentage">
            <text:p>126.06%</text:p>
          </table:table-cell>
          <table:table-cell table:formula="of:=[$DeflatedDollarsPerYear.F6]/MINA(DeflatedBudgetICE)" office:value-type="percentage" office:value="1.48552179824092" calcext:value-type="percentage">
            <text:p>148.55%</text:p>
          </table:table-cell>
          <table:table-cell table:formula="of:=[$DeflatedDollarsPerYear.$G6]/MINA(DeflatedBudgetTSA)" office:value-type="percentage" office:value="1.09127835576056" calcext:value-type="percentage">
            <text:p>109.13%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$DeflatedDollarsPerYear.B7]/MINA(DeflatedBudgetCBP)" office:value-type="percentage" office:value="1.52973982620678" calcext:value-type="percentage">
            <text:p>152.97%</text:p>
          </table:table-cell>
          <table:table-cell table:formula="of:=[$DeflatedDollarsPerYear.$C7]/MINA(DeflatedBudgetDHSNet)" office:value-type="percentage" office:value="1.29785986555068" calcext:value-type="percentage">
            <text:p>129.79%</text:p>
          </table:table-cell>
          <table:table-cell table:formula="of:=[$DeflatedDollarsPerYear.$D7]/MINA(DeflatedBudgetDHSTotal)" office:value-type="percentage" office:value="1.3067948193154" calcext:value-type="percentage">
            <text:p>130.68%</text:p>
          </table:table-cell>
          <table:table-cell table:formula="of:=[$DeflatedDollarsPerYear.E7]/MINA(DeflatedBudgetFEMA)" office:value-type="percentage" office:value="1.28252064165412" calcext:value-type="percentage">
            <text:p>128.25%</text:p>
          </table:table-cell>
          <table:table-cell table:formula="of:=[$DeflatedDollarsPerYear.F7]/MINA(DeflatedBudgetICE)" office:value-type="percentage" office:value="1.40026024674972" calcext:value-type="percentage">
            <text:p>140.03%</text:p>
          </table:table-cell>
          <table:table-cell table:formula="of:=[$DeflatedDollarsPerYear.$G7]/MINA(DeflatedBudgetTSA)" office:value-type="percentage" office:value="1.17059502889192" calcext:value-type="percentage">
            <text:p>117.06%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$DeflatedDollarsPerYear.B8]/MINA(DeflatedBudgetCBP)" office:value-type="percentage" office:value="1.46474341323807" calcext:value-type="percentage">
            <text:p>146.47%</text:p>
          </table:table-cell>
          <table:table-cell table:formula="of:=[$DeflatedDollarsPerYear.$C8]/MINA(DeflatedBudgetDHSNet)" office:value-type="percentage" office:value="1.26780313869695" calcext:value-type="percentage">
            <text:p>126.78%</text:p>
          </table:table-cell>
          <table:table-cell table:formula="of:=[$DeflatedDollarsPerYear.$D8]/MINA(DeflatedBudgetDHSTotal)" office:value-type="percentage" office:value="1.25635140926195" calcext:value-type="percentage">
            <text:p>125.64%</text:p>
          </table:table-cell>
          <table:table-cell table:formula="of:=[$DeflatedDollarsPerYear.E8]/MINA(DeflatedBudgetFEMA)" office:value-type="percentage" office:value="1.43773656864908" calcext:value-type="percentage">
            <text:p>143.77%</text:p>
          </table:table-cell>
          <table:table-cell table:formula="of:=[$DeflatedDollarsPerYear.F8]/MINA(DeflatedBudgetICE)" office:value-type="percentage" office:value="1.39120561817575" calcext:value-type="percentage">
            <text:p>139.12%</text:p>
          </table:table-cell>
          <table:table-cell table:formula="of:=[$DeflatedDollarsPerYear.$G8]/MINA(DeflatedBudgetTSA)" office:value-type="percentage" office:value="1.15500116495152" calcext:value-type="percentage">
            <text:p>115.50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DeflatedDollarsPerYear.B9]/MINA(DeflatedBudgetCBP)" office:value-type="percentage" office:value="1.50938636133893" calcext:value-type="percentage">
            <text:p>150.94%</text:p>
          </table:table-cell>
          <table:table-cell table:formula="of:=[$DeflatedDollarsPerYear.$C9]/MINA(DeflatedBudgetDHSNet)" office:value-type="percentage" office:value="1.37035504269395" calcext:value-type="percentage">
            <text:p>137.04%</text:p>
          </table:table-cell>
          <table:table-cell table:formula="of:=[$DeflatedDollarsPerYear.$D9]/MINA(DeflatedBudgetDHSTotal)" office:value-type="percentage" office:value="1.35217711951404" calcext:value-type="percentage">
            <text:p>135.22%</text:p>
          </table:table-cell>
          <table:table-cell table:formula="of:=[$DeflatedDollarsPerYear.E9]/MINA(DeflatedBudgetFEMA)" office:value-type="percentage" office:value="2.32667937218189" calcext:value-type="percentage">
            <text:p>232.67%</text:p>
          </table:table-cell>
          <table:table-cell table:formula="of:=[$DeflatedDollarsPerYear.F9]/MINA(DeflatedBudgetICE)" office:value-type="percentage" office:value="1.41023299353757" calcext:value-type="percentage">
            <text:p>141.02%</text:p>
          </table:table-cell>
          <table:table-cell table:formula="of:=[$DeflatedDollarsPerYear.$G9]/MINA(DeflatedBudgetTSA)" office:value-type="percentage" office:value="1.16093595780756" calcext:value-type="percentage">
            <text:p>116.09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DeflatedDollarsPerYear.B10]/MINA(DeflatedBudgetCBP)" office:value-type="percentage" office:value="1.49053546762752" calcext:value-type="percentage">
            <text:p>149.05%</text:p>
          </table:table-cell>
          <table:table-cell table:formula="of:=[$DeflatedDollarsPerYear.$C10]/MINA(DeflatedBudgetDHSNet)" office:value-type="percentage" office:value="1.11646077579857" calcext:value-type="percentage">
            <text:p>111.65%</text:p>
          </table:table-cell>
          <table:table-cell table:formula="of:=[$DeflatedDollarsPerYear.$D10]/MINA(DeflatedBudgetDHSTotal)" office:value-type="percentage" office:value="1.32332654214097" calcext:value-type="percentage">
            <text:p>132.33%</text:p>
          </table:table-cell>
          <table:table-cell table:formula="of:=[$DeflatedDollarsPerYear.E10]/MINA(DeflatedBudgetFEMA)" office:value-type="percentage" office:value="2.35124006304685" calcext:value-type="percentage">
            <text:p>235.12%</text:p>
          </table:table-cell>
          <table:table-cell table:formula="of:=[$DeflatedDollarsPerYear.F10]/MINA(DeflatedBudgetICE)" office:value-type="percentage" office:value="1.31487615569042" calcext:value-type="percentage">
            <text:p>131.49%</text:p>
          </table:table-cell>
          <table:table-cell table:formula="of:=[$DeflatedDollarsPerYear.$G10]/MINA(DeflatedBudgetTSA)" office:value-type="percentage" office:value="1.05377875809356" calcext:value-type="percentage">
            <text:p>105.38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$DeflatedDollarsPerYear.B11]/MINA(DeflatedBudgetCBP)" office:value-type="percentage" office:value="1.55956238719989" calcext:value-type="percentage">
            <text:p>155.96%</text:p>
          </table:table-cell>
          <table:table-cell table:formula="of:=[$DeflatedDollarsPerYear.$C11]/MINA(DeflatedBudgetDHSNet)" office:value-type="percentage" office:value="1.15116091840089" calcext:value-type="percentage">
            <text:p>115.12%</text:p>
          </table:table-cell>
          <table:table-cell table:formula="of:=[$DeflatedDollarsPerYear.$D11]/MINA(DeflatedBudgetDHSTotal)" office:value-type="percentage" office:value="1.33043899506337" calcext:value-type="percentage">
            <text:p>133.04%</text:p>
          </table:table-cell>
          <table:table-cell table:formula="of:=[$DeflatedDollarsPerYear.E11]/MINA(DeflatedBudgetFEMA)" office:value-type="percentage" office:value="2.12219347527373" calcext:value-type="percentage">
            <text:p>212.22%</text:p>
          </table:table-cell>
          <table:table-cell table:formula="of:=[$DeflatedDollarsPerYear.F11]/MINA(DeflatedBudgetICE)" office:value-type="percentage" office:value="1.36931439633275" calcext:value-type="percentage">
            <text:p>136.93%</text:p>
          </table:table-cell>
          <table:table-cell table:formula="of:=[$DeflatedDollarsPerYear.$G11]/MINA(DeflatedBudgetTSA)" office:value-type="percentage" office:value="1.07100451364978" calcext:value-type="percentage">
            <text:p>107.10%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$DeflatedDollarsPerYear.B12]/MINA(DeflatedBudgetCBP)" office:value-type="percentage" office:value="1.57128108120926" calcext:value-type="percentage">
            <text:p>157.13%</text:p>
          </table:table-cell>
          <table:table-cell table:formula="of:=[$DeflatedDollarsPerYear.$C12]/MINA(DeflatedBudgetDHSNet)" office:value-type="percentage" office:value="1.12561046327708" calcext:value-type="percentage">
            <text:p>112.56%</text:p>
          </table:table-cell>
          <table:table-cell table:formula="of:=[$DeflatedDollarsPerYear.$D12]/MINA(DeflatedBudgetDHSTotal)" office:value-type="percentage" office:value="1.37148465630619" calcext:value-type="percentage">
            <text:p>137.15%</text:p>
          </table:table-cell>
          <table:table-cell table:formula="of:=[$DeflatedDollarsPerYear.E12]/MINA(DeflatedBudgetFEMA)" office:value-type="percentage" office:value="2.49951113011626" calcext:value-type="percentage">
            <text:p>249.95%</text:p>
          </table:table-cell>
          <table:table-cell table:formula="of:=[$DeflatedDollarsPerYear.F12]/MINA(DeflatedBudgetICE)" office:value-type="percentage" office:value="1.39770352673001" calcext:value-type="percentage">
            <text:p>139.77%</text:p>
          </table:table-cell>
          <table:table-cell table:formula="of:=[$DeflatedDollarsPerYear.$G12]/MINA(DeflatedBudgetTSA)" office:value-type="percentage" office:value="1.04422868830728" calcext:value-type="percentage">
            <text:p>104.42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$DeflatedDollarsPerYear.B13]/MINA(DeflatedBudgetCBP)" office:value-type="percentage" office:value="1.60406086312376" calcext:value-type="percentage">
            <text:p>160.41%</text:p>
          </table:table-cell>
          <table:table-cell table:formula="of:=[$DeflatedDollarsPerYear.$C13]/MINA(DeflatedBudgetDHSNet)" office:value-type="percentage" office:value="1.14749285819437" calcext:value-type="percentage">
            <text:p>114.75%</text:p>
          </table:table-cell>
          <table:table-cell table:formula="of:=[$DeflatedDollarsPerYear.$D13]/MINA(DeflatedBudgetDHSTotal)" office:value-type="percentage" office:value="1.39447696017463" calcext:value-type="percentage">
            <text:p>139.45%</text:p>
          </table:table-cell>
          <table:table-cell table:formula="of:=[$DeflatedDollarsPerYear.E13]/MINA(DeflatedBudgetFEMA)" office:value-type="percentage" office:value="2.95805659341684" calcext:value-type="percentage">
            <text:p>295.81%</text:p>
          </table:table-cell>
          <table:table-cell table:formula="of:=[$DeflatedDollarsPerYear.F13]/MINA(DeflatedBudgetICE)" office:value-type="percentage" office:value="1.37124596537768" calcext:value-type="percentage">
            <text:p>137.12%</text:p>
          </table:table-cell>
          <table:table-cell table:formula="of:=[$DeflatedDollarsPerYear.$G13]/MINA(DeflatedBudgetTSA)" office:value-type="percentage" office:value="1.04978138549141" calcext:value-type="percentage">
            <text:p>104.98%</text:p>
          </table:table-cell>
        </table:table-row>
      </table:table>
      <table:named-expressions/>
      <table:database-ranges>
        <table:database-range table:name="DeflatedBudgetCBP" table:target-range-address="DeflatedDollarsPerYear.B3:DeflatedDollarsPerYear.B13" table:on-update-keep-styles="true" table:on-update-keep-size="false"/>
        <table:database-range table:name="DeflatedBudgetDHSNet" table:target-range-address="DeflatedDollarsPerYear.C3:DeflatedDollarsPerYear.C13" table:on-update-keep-styles="true" table:on-update-keep-size="false"/>
        <table:database-range table:name="DeflatedBudgetDHSTotal" table:target-range-address="DeflatedDollarsPerYear.D3:DeflatedDollarsPerYear.D13" table:on-update-keep-styles="true" table:on-update-keep-size="false"/>
        <table:database-range table:name="DeflatedBudgetFEMA" table:target-range-address="DeflatedDollarsPerYear.E3:DeflatedDollarsPerYear.E13" table:on-update-keep-styles="true" table:on-update-keep-size="false"/>
        <table:database-range table:name="DeflatedBudgetICE" table:target-range-address="DeflatedDollarsPerYear.F3:DeflatedDollarsPerYear.F13" table:on-update-keep-styles="true" table:on-update-keep-size="false"/>
        <table:database-range table:name="DeflatedBudgetTSA" table:target-range-address="DeflatedDollarsPerYear.G3:DeflatedDollarsPerYear.G13" table:on-update-keep-styles="true" table:on-update-keep-size="false"/>
        <table:database-range table:name="DomainYear" table:target-range-address="PivotAgencyDollarsByYear.A3:PivotAgencyDollarsByYear.A13" table:on-update-keep-styles="true" table:on-update-keep-size="false" table:orientation="column"/>
        <table:database-range table:name="EnactedBudgetCBP" table:target-range-address="PivotAgencyDollarsByYear.B3:PivotAgencyDollarsByYear.B13" table:on-update-keep-styles="true" table:on-update-keep-size="false"/>
        <table:database-range table:name="EnactedBudgetDHSNet" table:target-range-address="PivotAgencyDollarsByYear.C3:PivotAgencyDollarsByYear.C13" table:on-update-keep-styles="true" table:on-update-keep-size="false"/>
        <table:database-range table:name="EnactedBudgetDHSTotal" table:target-range-address="PivotAgencyDollarsByYear.D3:PivotAgencyDollarsByYear.D13" table:on-update-keep-styles="true" table:on-update-keep-size="false"/>
        <table:database-range table:name="EnactedBudgetFEMA" table:target-range-address="PivotAgencyDollarsByYear.E3:PivotAgencyDollarsByYear.E13" table:on-update-keep-styles="true" table:on-update-keep-size="false"/>
        <table:database-range table:name="EnactedBudgetICE" table:target-range-address="PivotAgencyDollarsByYear.F3:PivotAgencyDollarsByYear.F13" table:on-update-keep-styles="true" table:on-update-keep-size="false"/>
        <table:database-range table:name="EnactedBudgetTSA" table:target-range-address="PivotAgencyDollarsByYear.G3:PivotAgencyDollarsByYear.G13" table:on-update-keep-styles="true" table:on-update-keep-size="false"/>
        <table:database-range table:name="PercentMaxCBP" table:target-range-address="PercentMaxByYear.B3:PercentMaxByYear.B13" table:on-update-keep-styles="true" table:on-update-keep-size="false" table:orientation="column"/>
        <table:database-range table:name="PercentMaxDHSNet" table:target-range-address="PercentMaxByYear.C3:PercentMaxByYear.C13" table:on-update-keep-styles="true" table:on-update-keep-size="false" table:orientation="column"/>
        <table:database-range table:name="PercentMaxDHSTotal" table:target-range-address="PercentMaxByYear.D3:PercentMaxByYear.D13" table:on-update-keep-styles="true" table:on-update-keep-size="false" table:orientation="column"/>
        <table:database-range table:name="PercentMaxFEMA" table:target-range-address="PercentMaxByYear.E3:PercentMaxByYear.E13" table:on-update-keep-styles="true" table:on-update-keep-size="false" table:orientation="column"/>
        <table:database-range table:name="PercentMaxICE" table:target-range-address="PercentMaxByYear.F3:PercentMaxByYear.F13" table:on-update-keep-styles="true" table:on-update-keep-size="false" table:orientation="column"/>
        <table:database-range table:name="PercentMaxTSA" table:target-range-address="PercentMaxByYear.G3:PercentMaxByYear.G13" table:on-update-keep-styles="true" table:on-update-keep-size="false" table:orientation="column"/>
      </table:database-ranges>
      <table:data-pilot-tables>
        <table:data-pilot-table table:name="DataPilot1" table:application-data="" table:target-range-address="PivotAgencyDollarsByYear.A1:PivotAgencyDollarsByYear.G13" table:buttons="PivotAgencyDollarsByYear.A2 PivotAgencyDollarsByYear.B1" table:grand-total="none" table:show-filter-button="false" table:drill-down-on-double-click="false">
          <table:source-cell-range table:cell-range-address="DollarsPerAgencyYear.A1:DollarsPerAgencyYear.C67"/>
          <table:data-pilot-field table:source-field-name="Department" table:orientation="column" table:used-hierarchy="0" table:function="auto">
            <table:data-pilot-level table:show-empty="false" calcext:repeat-item-labels="false">
              <table:data-pilot-members>
                <table:data-pilot-member table:name="CBP" table:display="true" table:show-details="true"/>
                <table:data-pilot-member table:name="DHS Net Discretionary" table:display="true" table:show-details="true"/>
                <table:data-pilot-member table:name="DHS Total" table:display="true" table:show-details="true"/>
                <table:data-pilot-member table:name="FEMA" table:display="true" table:show-details="true"/>
                <table:data-pilot-member table:name="ICE" table:display="true" table:show-details="true"/>
                <table:data-pilot-member table:name="T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acted Budget" tableooo:display-name="Enacted Budget per Year" table:orientation="data" table:used-hierarchy="0" table:function="sum">
            <table:data-pilot-level table:show-empty="false" calcext:repeat-item-labels="false">
              <table:data-pilot-members>
                <table:data-pilot-member table:name="$3,866,443" table:display="true" table:show-details="true"/>
                <table:data-pilot-member table:name="$4,571,716" table:display="true" table:show-details="true"/>
                <table:data-pilot-member table:name="$4,696,641" table:display="true" table:show-details="true"/>
                <table:data-pilot-member table:name="$4,834,744" table:display="true" table:show-details="true"/>
                <table:data-pilot-member table:name="$5,054,317" table:display="true" table:show-details="true"/>
                <table:data-pilot-member table:name="$5,515,178" table:display="true" table:show-details="true"/>
                <table:data-pilot-member table:name="$5,627,660" table:display="true" table:show-details="true"/>
                <table:data-pilot-member table:name="$5,741,752" table:display="true" table:show-details="true"/>
                <table:data-pilot-member table:name="$5,805,420" table:display="true" table:show-details="true"/>
                <table:data-pilot-member table:name="$5,948,161" table:display="true" table:show-details="true"/>
                <table:data-pilot-member table:name="$5,968,015" table:display="true" table:show-details="true"/>
                <table:data-pilot-member table:name="$5,971,159" table:display="true" table:show-details="true"/>
                <table:data-pilot-member table:name="$5,982,977" table:display="true" table:show-details="true"/>
                <table:data-pilot-member table:name="$6,167,014" table:display="true" table:show-details="true"/>
                <table:data-pilot-member table:name="$6,177,578" table:display="true" table:show-details="true"/>
                <table:data-pilot-member table:name="$6,190,953" table:display="true" table:show-details="true"/>
                <table:data-pilot-member table:name="$6,200,618" table:display="true" table:show-details="true"/>
                <table:data-pilot-member table:name="$6,329,291" table:display="true" table:show-details="true"/>
                <table:data-pilot-member table:name="$6,809,359" table:display="true" table:show-details="true"/>
                <table:data-pilot-member table:name="$6,992,778" table:display="true" table:show-details="true"/>
                <table:data-pilot-member table:name="$7,073,862" table:display="true" table:show-details="true"/>
                <table:data-pilot-member table:name="$7,113,495" table:display="true" table:show-details="true"/>
                <table:data-pilot-member table:name="$7,193,757" table:display="true" table:show-details="true"/>
                <table:data-pilot-member table:name="$7,377,367" table:display="true" table:show-details="true"/>
                <table:data-pilot-member table:name="$7,420,517" table:display="true" table:show-details="true"/>
                <table:data-pilot-member table:name="$7,543,364" table:display="true" table:show-details="true"/>
                <table:data-pilot-member table:name="$7,656,066" table:display="true" table:show-details="true"/>
                <table:data-pilot-member table:name="$7,687,552" table:display="true" table:show-details="true"/>
                <table:data-pilot-member table:name="$7,746,259" table:display="true" table:show-details="true"/>
                <table:data-pilot-member table:name="$7,855,938" table:display="true" table:show-details="true"/>
                <table:data-pilot-member table:name="$9,285,001" table:display="true" table:show-details="true"/>
                <table:data-pilot-member table:name="$10,869,247" table:display="true" table:show-details="true"/>
                <table:data-pilot-member table:name="$11,245,410" table:display="true" table:show-details="true"/>
                <table:data-pilot-member table:name="$11,250,652" table:display="true" table:show-details="true"/>
                <table:data-pilot-member table:name="$11,540,501" table:display="true" table:show-details="true"/>
                <table:data-pilot-member table:name="$11,638,525" table:display="true" table:show-details="true"/>
                <table:data-pilot-member table:name="$11,736,990" table:display="true" table:show-details="true"/>
                <table:data-pilot-member table:name="$11,781,438" table:display="true" table:show-details="true"/>
                <table:data-pilot-member table:name="$11,865,196" table:display="true" table:show-details="true"/>
                <table:data-pilot-member table:name="$12,463,893" table:display="true" table:show-details="true"/>
                <table:data-pilot-member table:name="$12,804,651" table:display="true" table:show-details="true"/>
                <table:data-pilot-member table:name="$13,053,665" table:display="true" table:show-details="true"/>
                <table:data-pilot-member table:name="$13,295,208" table:display="true" table:show-details="true"/>
                <table:data-pilot-member table:name="$15,712,464" table:display="true" table:show-details="true"/>
                <table:data-pilot-member table:name="$30,845,620" table:display="true" table:show-details="true"/>
                <table:data-pilot-member table:name="$32,380,801" table:display="true" table:show-details="true"/>
                <table:data-pilot-member table:name="$35,065,701" table:display="true" table:show-details="true"/>
                <table:data-pilot-member table:name="$38,121,358" table:display="true" table:show-details="true"/>
                <table:data-pilot-member table:name="$39,775,208" table:display="true" table:show-details="true"/>
                <table:data-pilot-member table:name="$39,893,071" table:display="true" table:show-details="true"/>
                <table:data-pilot-member table:name="$40,076,342" table:display="true" table:show-details="true"/>
                <table:data-pilot-member table:name="$40,420,007" table:display="true" table:show-details="true"/>
                <table:data-pilot-member table:name="$41,241,529" table:display="true" table:show-details="true"/>
                <table:data-pilot-member table:name="$42,206,179" table:display="true" table:show-details="true"/>
                <table:data-pilot-member table:name="$42,456,615" table:display="true" table:show-details="true"/>
                <table:data-pilot-member table:name="$42,991,930" table:display="true" table:show-details="true"/>
                <table:data-pilot-member table:name="$46,381,144" table:display="true" table:show-details="true"/>
                <table:data-pilot-member table:name="$47,329,664" table:display="true" table:show-details="true"/>
                <table:data-pilot-member table:name="$52,709,703" table:display="true" table:show-details="true"/>
                <table:data-pilot-member table:name="$54,807,277" table:display="true" table:show-details="true"/>
                <table:data-pilot-member table:name="$56,018,032" table:display="true" table:show-details="true"/>
                <table:data-pilot-member table:name="$59,209,964" table:display="true" table:show-details="true"/>
                <table:data-pilot-member table:name="$59,971,487" table:display="true" table:show-details="true"/>
                <table:data-pilot-member table:name="$60,417,017" table:display="true" table:show-details="true"/>
                <table:data-pilot-member table:name="$63,506,499" table:display="true" table:show-details="true"/>
                <table:data-pilot-member table:name="$65,674,8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22:05:53.570317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31:19.372881793</meta:creation-date>
    <dc:date>2019-01-08T23:17:13.816845852</dc:date>
    <meta:editing-duration>PT1H21M29S</meta:editing-duration>
    <meta:editing-cycles>8</meta:editing-cycles>
    <meta:generator>LibreOffice/6.0.7.3$Linux_X86_64 LibreOffice_project/00m0$Build-3</meta:generator>
    <meta:document-statistic meta:table-count="5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